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2in"/>
    </style:style>
    <style:style style:name="co2" style:family="table-column">
      <style:table-column-properties fo:break-before="auto" style:column-width="0.6472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5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" style:family="table-cell" style:parent-style-name="Default">
      <style:table-cell-properties fo:background-color="#333333" fo:border="0.06pt solid #ffffff"/>
    </style:style>
    <style:style style:name="ce12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14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2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9" style:family="table-cell" style:parent-style-name="Default">
      <style:table-cell-properties fo:background-color="#5983b0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3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34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2" table:default-cell-style-name="ce10"/>
        <table:table-column table:style-name="co4" table:number-columns-repeated="906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9" office:value-type="string" calcext:value-type="string">
            <text:p>Lettre</text:p>
          </table:table-cell>
          <table:table-cell table:style-name="ce29" office:value-type="string" calcext:value-type="string">
            <text:p>Bonus</text:p>
          </table:table-cell>
          <table:table-cell table:style-name="ce22" office:value-type="string" calcext:value-type="string">
            <text:p>Note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5"/>
          <table:table-cell table:style-name="ce19"/>
          <table:table-cell table:style-name="ce29"/>
          <table:table-cell table:style-name="ce22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2"/>
          <table:table-cell table:style-name="ce11" table:number-columns-repeated="3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Antigny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4]&amp;1))+0.25*[.C4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Ayari </text:p>
          </table:table-cell>
          <table:table-cell table:style-name="ce21" table:number-columns-repeated="2"/>
          <table:table-cell table:style-name="ce22" table:formula="of:=4-COLUMN(INDIRECT([.B5]&amp;1))+0.25*[.C5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adré</text:p>
          </table:table-cell>
          <table:table-cell table:style-name="ce21" table:number-columns-repeated="2"/>
          <table:table-cell table:style-name="ce22" table:formula="of:=4-COLUMN(INDIRECT([.B6]&amp;1))+0.25*[.C6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erthelot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7]&amp;1))+0.25*[.C7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izid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8]&amp;1))+0.25*[.C8]" office:value-type="float" office:value="0.75" calcext:value-type="float">
            <text:p>0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escon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2" table:formula="of:=4-COLUMN(INDIRECT([.B9]&amp;1))+0.25*[.C9]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uno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0]&amp;1))+0.25*[.C10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astet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11]&amp;1))+0.25*[.C11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Cazères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12]&amp;1))+0.25*[.C12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happaz</text:p>
          </table:table-cell>
          <table:table-cell table:style-name="ce21" table:number-columns-repeated="2"/>
          <table:table-cell table:style-name="ce22" table:formula="of:=4-COLUMN(INDIRECT([.B13]&amp;1))+0.25*[.C13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roin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14]&amp;1))+0.25*[.C14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ubois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5]&amp;1))+0.25*[.C15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abriel</text:p>
          </table:table-cell>
          <table:table-cell table:style-name="ce21" table:number-columns-repeated="2"/>
          <table:table-cell table:style-name="ce22" table:formula="of:=4-COLUMN(INDIRECT([.B16]&amp;1))+0.25*[.C16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oujon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17]&amp;1))+0.25*[.C17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uéla</text:p>
          </table:table-cell>
          <table:table-cell table:style-name="ce21" table:number-columns-repeated="2"/>
          <table:table-cell table:style-name="ce22" table:formula="of:=4-COLUMN(INDIRECT([.B18]&amp;1))+0.25*[.C18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Kadiri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19]&amp;1))+0.25*[.C19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arroque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0]&amp;1))+0.25*[.C20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Lemaitre</text:p>
          </table:table-cell>
          <table:table-cell table:style-name="ce21" table:number-columns-repeated="2"/>
          <table:table-cell table:style-name="ce22" table:formula="of:=4-COLUMN(INDIRECT([.B21]&amp;1))+0.25*[.C21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oustalot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2]&amp;1))+0.25*[.C22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Maroun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3]&amp;1))+0.25*[.C23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orlan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4]&amp;1))+0.25*[.C24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ukoko</text:p>
          </table:table-cell>
          <table:table-cell table:style-name="ce21" table:number-columns-repeated="2"/>
          <table:table-cell table:style-name="ce22" table:formula="of:=4-COLUMN(INDIRECT([.B25]&amp;1))+0.25*[.C25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Ollé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2" table:formula="of:=4-COLUMN(INDIRECT([.B26]&amp;1))+0.25*[.C26]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peycheran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2" table:formula="of:=4-COLUMN(INDIRECT([.B27]&amp;1))+0.25*[.C27]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oubiou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8]&amp;1))+0.25*[.C28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uelland</text:p>
          </table:table-cell>
          <table:table-cell table:style-name="ce21" table:number-columns-repeated="2"/>
          <table:table-cell table:style-name="ce22" table:formula="of:=4-COLUMN(INDIRECT([.B29]&amp;1))+0.25*[.C29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int-Paul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30]&amp;1))+0.25*[.C30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uriac</text:p>
          </table:table-cell>
          <table:table-cell table:style-name="ce21" table:number-columns-repeated="2"/>
          <table:table-cell table:style-name="ce22" table:formula="of:=4-COLUMN(INDIRECT([.B31]&amp;1))+0.25*[.C31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chmit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32]&amp;1))+0.25*[.C32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Schorsch</text:p>
          </table:table-cell>
          <table:table-cell table:style-name="ce21" table:number-columns-repeated="2"/>
          <table:table-cell table:style-name="ce22" table:formula="of:=4-COLUMN(INDIRECT([.B33]&amp;1))+0.25*[.C33]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erra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34]&amp;1))+0.25*[.C34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Vassal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35]&amp;1))+0.25*[.C35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Zouin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36]&amp;1))+0.25*[.C36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4"/>
          <table:table-cell table:style-name="ce9" table:number-columns-repeated="132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3/2</text:p>
          </table:table-cell>
          <table:table-cell table:style-name="ce22" table:number-columns-repeated="2"/>
          <table:table-cell table:style-name="ce22" table:formula="of:=ROUND(AVERAGE([.D4];[.D6:.D10];[.D12];[.D14:.D20];[.D22:.D23];[.D26:.D32];[.D34:.D36]);1)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5/2</text:p>
          </table:table-cell>
          <table:table-cell table:style-name="ce22" table:number-columns-repeated="2"/>
          <table:table-cell table:style-name="ce22" table:formula="of:=ROUND(AVERAGE([.D5];c1c11;[.D13];[.D21];[.D24];[.D25];[.D33]);1)" office:value-type="string" office:string-value="" calcext:value-type="error">
            <text:p>#NAME?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tot</text:p>
          </table:table-cell>
          <table:table-cell table:style-name="ce22" table:number-columns-repeated="2"/>
          <table:table-cell table:style-name="ce22" table:formula="of:=ROUND(AVERAGE([.D4:.D36]);1)" office:value-type="string" office:string-value="" calcext:value-type="error">
            <text:p>#REF!</text:p>
          </table:table-cell>
          <table:table-cell table:style-name="ce9" table:number-columns-repeated="129"/>
          <table:table-cell table:number-columns-repeated="777"/>
        </table:table-row>
        <table:table-row table:style-name="ro1" table:number-rows-repeated="65487">
          <table:table-cell table:style-name="ce9" table:number-columns-repeated="133"/>
          <table:table-cell table:number-columns-repeated="777"/>
        </table:table-row>
        <table:table-row table:style-name="ro1" table:number-rows-repeated="8">
          <table:table-cell table:style-name="ce9"/>
          <table:table-cell table:number-columns-repeated="3"/>
          <table:table-cell table:style-name="ce9" table:number-columns-repeated="129"/>
          <table:table-cell table:number-columns-repeated="777"/>
        </table:table-row>
        <table:table-row table:style-name="ro1" table:number-rows-repeated="983040">
          <table:table-cell table:number-columns-repeated="910"/>
        </table:table-row>
        <table:table-row table:style-name="ro1">
          <table:table-cell table:number-columns-repeated="910"/>
        </table:table-row>
      </table:table>
      <table:table table:name="Histogramme (1)" table:style-name="ta1"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4" table:number-columns-repeated="253" table:default-cell-style-name="ce34"/>
        <table:table-row table:style-name="ro1">
          <table:table-cell table:style-name="ce33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Feuille1.A11:Feuille1.A3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14:49:43.937698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2-09T14:50:08.472016002</dc:date>
    <meta:editing-duration>P2DT19H47M4S</meta:editing-duration>
    <meta:editing-cycles>685</meta:editing-cycles>
    <meta:generator>LibreOffice/6.4.7.2$Linux_X86_64 LibreOffice_project/40$Build-2</meta:generator>
    <meta:document-statistic meta:table-count="2" meta:cell-count="197" meta:object-count="0"/>
  </office:meta>
</office:document-meta>
</file>